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bdc8" officeooo:paragraph-rsid="0008bd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@github.com:prasanjitghosh/localrepos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5:25:54.636916345</meta:creation-date>
    <dc:date>2019-12-06T15:26:25.198301694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44" meta:non-whitespace-character-count="44"/>
    <meta:generator>LibreOffice/5.1.6.2$Linux_X86_64 LibreOffice_project/10m0$Build-2</meta:generator>
  </office:meta>
</office:document-meta>
</file>